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6.094cm" style:rel-column-width="23492*"/>
    </style:style>
    <style:style style:name="Tabelle2.B" style:family="table-column">
      <style:table-column-properties style:column-width="10.906cm" style:rel-column-width="42043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 style:data-style-name="N10108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 style:data-style-name="N10108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6" style:family="table-cell">
      <style:table-cell-properties fo:padding="0.097cm" fo:border-left="0.05pt solid #000000" fo:border-right="none" fo:border-top="none" fo:border-bottom="0.05pt solid #000000"/>
    </style:style>
    <style:style style:name="Tabel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7" style:family="table-cell">
      <style:table-cell-properties fo:padding="0.097cm" fo:border-left="0.05pt solid #000000" fo:border-right="none" fo:border-top="none" fo:border-bottom="0.05pt solid #000000"/>
    </style:style>
    <style:style style:name="Tabelle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8" style:family="table-cell">
      <style:table-cell-properties fo:padding="0.097cm" fo:border-left="0.05pt solid #000000" fo:border-right="none" fo:border-top="none" fo:border-bottom="0.05pt solid #000000"/>
    </style:style>
    <style:style style:name="Tabelle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9" style:family="table-cell">
      <style:table-cell-properties fo:padding="0.097cm" fo:border-left="0.05pt solid #000000" fo:border-right="none" fo:border-top="none" fo:border-bottom="0.05pt solid #000000"/>
    </style:style>
    <style:style style:name="Tabelle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0" style:family="table-cell">
      <style:table-cell-properties fo:padding="0.097cm" fo:border-left="0.05pt solid #000000" fo:border-right="none" fo:border-top="none" fo:border-bottom="0.05pt solid #000000"/>
    </style:style>
    <style:style style:name="Tabelle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1" style:family="table-cell">
      <style:table-cell-properties fo:padding="0.097cm" fo:border-left="0.05pt solid #000000" fo:border-right="none" fo:border-top="none" fo:border-bottom="0.05pt solid #000000"/>
    </style:style>
    <style:style style:name="Tabelle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2" style:family="table-cell">
      <style:table-cell-properties fo:padding="0.097cm" fo:border-left="0.05pt solid #000000" fo:border-right="none" fo:border-top="none" fo:border-bottom="0.05pt solid #000000"/>
    </style:style>
    <style:style style:name="Tabelle2.B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0c8891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font-weight="bold" officeooo:rsid="000c38ab" officeooo:paragraph-rsid="000c8891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0c38ab" officeooo:paragraph-rsid="000c8891"/>
    </style:style>
    <style:style style:name="P4" style:family="paragraph" style:parent-style-name="Standard">
      <style:text-properties officeooo:paragraph-rsid="000c8891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fo:font-weight="bold" officeooo:rsid="001708fa" officeooo:paragraph-rsid="001708fa" style:font-size-asian="11pt" style:font-weight-asian="bold" style:font-size-complex="11pt" style:font-weight-complex="bold"/>
    </style:style>
    <style:style style:name="P6" style:family="paragraph" style:parent-style-name="Table_20_Contents">
      <style:text-properties fo:font-weight="bold"/>
    </style:style>
    <style:style style:name="P7" style:family="paragraph" style:parent-style-name="Table_20_Contents">
      <style:text-properties officeooo:rsid="000fb18a" officeooo:paragraph-rsid="000fb18a"/>
    </style:style>
    <style:style style:name="P8" style:family="paragraph" style:parent-style-name="Table_20_Contents">
      <style:text-properties officeooo:rsid="000fcf9c" officeooo:paragraph-rsid="000fcf9c"/>
    </style:style>
    <style:style style:name="P9" style:family="paragraph" style:parent-style-name="Table_20_Contents">
      <style:text-properties officeooo:rsid="001181ff" officeooo:paragraph-rsid="001181ff"/>
    </style:style>
    <style:style style:name="P10" style:family="paragraph" style:parent-style-name="Table_20_Contents">
      <style:text-properties officeooo:rsid="0014d66f" officeooo:paragraph-rsid="0014d66f"/>
    </style:style>
    <style:style style:name="P11" style:family="paragraph" style:parent-style-name="Table_20_Contents">
      <style:text-properties fo:color="#000000" officeooo:rsid="001660e2" officeooo:paragraph-rsid="000fb18a"/>
    </style:style>
    <style:style style:name="P12" style:family="paragraph" style:parent-style-name="Table_20_Contents">
      <style:text-properties fo:color="#000000" officeooo:rsid="001660e2" officeooo:paragraph-rsid="002f0cde"/>
    </style:style>
    <style:style style:name="P13" style:family="paragraph" style:parent-style-name="Table_20_Contents">
      <style:text-properties fo:color="#000000" officeooo:rsid="001660e2" officeooo:paragraph-rsid="002d8651"/>
    </style:style>
    <style:style style:name="P14" style:family="paragraph" style:parent-style-name="Table_20_Contents">
      <style:text-properties fo:color="#000000" officeooo:rsid="000fb18a" officeooo:paragraph-rsid="000fb18a"/>
    </style:style>
    <style:style style:name="P15" style:family="paragraph" style:parent-style-name="Table_20_Contents">
      <style:text-properties fo:color="#000000" officeooo:rsid="000fb18a" officeooo:paragraph-rsid="002d8651"/>
    </style:style>
    <style:style style:name="P16" style:family="paragraph" style:parent-style-name="Table_20_Contents">
      <style:text-properties fo:color="#000000" officeooo:paragraph-rsid="000fb18a"/>
    </style:style>
    <style:style style:name="P17" style:family="paragraph" style:parent-style-name="Table_20_Contents">
      <style:text-properties fo:color="#000000" officeooo:rsid="00182c57" officeooo:paragraph-rsid="000fb18a"/>
    </style:style>
    <style:style style:name="P18" style:family="paragraph" style:parent-style-name="Table_20_Contents">
      <style:text-properties fo:color="#000000" officeooo:rsid="003203e4" officeooo:paragraph-rsid="003203e4"/>
    </style:style>
    <style:style style:name="P19" style:family="paragraph" style:parent-style-name="Table_20_Contents">
      <style:text-properties officeooo:paragraph-rsid="000fb18a"/>
    </style:style>
    <style:style style:name="T1" style:family="text">
      <style:text-properties officeooo:rsid="001b4ae1"/>
    </style:style>
    <style:style style:name="T2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Arial" fo:font-size="11pt" fo:font-weight="bold" officeooo:rsid="001181ff" style:font-size-asian="11pt" style:font-weight-asian="bold" style:font-size-complex="11pt" style:font-weight-complex="bold"/>
    </style:style>
    <style:style style:name="T4" style:family="text">
      <style:text-properties fo:font-weight="bold"/>
    </style:style>
    <style:style style:name="T5" style:family="text">
      <style:text-properties fo:color="#000000" officeooo:rsid="001660e2"/>
    </style:style>
    <style:style style:name="T6" style:family="text">
      <style:text-properties fo:color="#000000" officeooo:rsid="00161c33"/>
    </style:style>
    <style:style style:name="T7" style:family="text">
      <style:text-properties fo:color="#000000" officeooo:rsid="0014f890"/>
    </style:style>
    <style:style style:name="T8" style:family="text">
      <style:text-properties officeooo:rsid="00182c57"/>
    </style:style>
    <style:style style:name="T9" style:family="text">
      <style:text-properties officeooo:rsid="000fcf9c"/>
    </style:style>
    <style:style style:name="T10" style:family="text">
      <style:text-properties officeooo:rsid="001181ff"/>
    </style:style>
    <style:style style:name="T11" style:family="text">
      <style:text-properties officeooo:rsid="0014d66f"/>
    </style:style>
    <style:style style:name="T12" style:family="text">
      <style:text-properties officeooo:rsid="0014f890"/>
    </style:style>
    <style:style style:name="T13" style:family="text">
      <style:text-properties officeooo:rsid="00161c33"/>
    </style:style>
    <style:style style:name="T14" style:family="text">
      <style:text-properties officeooo:rsid="00165954"/>
    </style:style>
    <style:style style:name="T15" style:family="text">
      <style:text-properties officeooo:rsid="0017805b"/>
    </style:style>
    <style:style style:name="T16" style:family="text">
      <style:text-properties officeooo:rsid="001660e2"/>
    </style:style>
    <style:style style:name="T17" style:family="text">
      <style:text-properties officeooo:rsid="001c14b7"/>
    </style:style>
    <style:style style:name="T18" style:family="text">
      <style:text-properties officeooo:rsid="001d1803"/>
    </style:style>
    <style:style style:name="T19" style:family="text">
      <style:text-properties officeooo:rsid="001fc44f"/>
    </style:style>
    <style:style style:name="T20" style:family="text">
      <style:text-properties officeooo:rsid="00211499"/>
    </style:style>
    <style:style style:name="T21" style:family="text">
      <style:text-properties officeooo:rsid="0021b334"/>
    </style:style>
    <style:style style:name="T22" style:family="text">
      <style:text-properties officeooo:rsid="0023d5a0"/>
    </style:style>
    <style:style style:name="T23" style:family="text">
      <style:text-properties officeooo:rsid="00294e72"/>
    </style:style>
    <style:style style:name="T24" style:family="text">
      <style:text-properties officeooo:rsid="002aea5c"/>
    </style:style>
    <style:style style:name="T25" style:family="text">
      <style:text-properties officeooo:rsid="002c3c16"/>
    </style:style>
    <style:style style:name="T26" style:family="text">
      <style:text-properties officeooo:rsid="0033f46a"/>
    </style:style>
    <style:style style:name="T27" style:family="text">
      <style:text-properties officeooo:rsid="00355cf6"/>
    </style:style>
    <style:style style:name="T28" style:family="text">
      <style:text-properties officeooo:rsid="000fb18a"/>
    </style: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Table_20_Contents"/>
          </table:table-cell>
          <table:table-cell table:style-name="Tabelle2.B1">
            <text:p text:style-name="P7"/>
          </table:table-cell>
        </table:table-row>
        <table:table-row>
          <table:table-cell table:style-name="Tabelle2.A2" office:value-type="string">
            <text:p text:style-name="Table_20_Contents"><text:span text:style-name="T4">1. <text:s/>Zielbestimmung<text:line-break/></text:span> 1.1 Muss-Kriterien<text:line-break/> 1.2 Wunsch-K<text:span text:style-name="T25">riterien</text:span><text:line-break/> 1.3 Ausschluss-Kriterien </text:p>
          </table:table-cell>
          <table:table-cell table:style-name="Tabelle2.B2" office:value-type="currency" office:currency="EUR" office:value="0">
            <text:p text:style-name="P7"/>
            <text:p text:style-name="P7">1.1: <text:s/><text:span text:style-name="T5">Steuerung → </text:span><text:span text:style-name="T6">in alle Richtungen</text:span><text:span text:style-name="T5">, stehen </text:span><text:span text:style-name="T7">bleiben</text:span><text:span text:style-name="T5"> </text:span></text:p>
            <text:p text:style-name="P11"><text:s text:c="8"/><text:span text:style-name="T13">Scrollb</text:span>ildschirm an Figur gebunden</text:p>
            <text:p text:style-name="P11"><text:s text:c="8"/>Hindernisse</text:p>
            <text:p text:style-name="P11"><text:s text:c="8"/><text:span text:style-name="T12">Sterben</text:span></text:p>
            <text:p text:style-name="P11"><text:s text:c="8"/><text:span text:style-name="T14">Items</text:span></text:p>
            <text:p text:style-name="P18"><text:s text:c="8"/>W<text:span text:style-name="T26">elt</text:span></text:p>
            <text:p text:style-name="P11"><text:s text:c="8"/></text:p>
            <text:p text:style-name="P15"><text:span text:style-name="T16">1.</text:span>2: <text:s text:c="2"/><text:span text:style-name="T16">Levelsystem</text:span></text:p>
            <text:p text:style-name="P13"><text:s text:c="9"/>Story</text:p>
            <text:p text:style-name="P15"><text:s text:c="9"/><text:span text:style-name="T13">Gegner(KI)</text:span></text:p>
            <text:p text:style-name="P11"><text:s text:c="9"/>Hindernisse mit Eigenschaften (Schaden, Solidität, <text:span text:style-name="T12">Verlangsamung</text:span> etc.)</text:p>
            <text:p text:style-name="P11"><text:s text:c="9"/>Checkpoints</text:p>
            <text:p text:style-name="P11"><text:s text:c="9"/><text:span text:style-name="T15">Schätze</text:span></text:p>
            <text:p text:style-name="P16"><text:s text:c="9"/><text:span text:style-name="T8">Achievements</text:span></text:p>
            <text:p text:style-name="P17"><text:s text:c="9"/>Partikel</text:p>
            <text:p text:style-name="P12"><text:s text:c="9"/>Speichern</text:p>
            <text:p text:style-name="P17"/>
            <text:p text:style-name="P14"><text:span text:style-name="T8">1.</text:span>3 <text:s text:c="3"/><text:span text:style-name="T16">3D</text:span></text:p>
            <text:p text:style-name="P11"><text:s text:c="9"/>Autogenerierte Level</text:p>
            <text:p text:style-name="P11"><text:s text:c="9"/><text:span text:style-name="T23">Character-Auswahl</text:span></text:p>
            <text:p text:style-name="P11"><text:s text:c="9"/><text:span text:style-name="T24">Werbung</text:span></text:p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elle2.A11" office:value-type="string">
            <text:p text:style-name="Table_20_Contents"><text:span text:style-name="T4">2. Produkt-Einsatz<text:line-break/> </text:span>2.1 Anwendungsbereich<text:line-break/> 2.2 Benutzergruppen </text:p>
          </table:table-cell>
          <table:table-cell table:style-name="Tabelle2.B3" office:value-type="string">
            <text:p text:style-name="P7"/>
            <text:p text:style-name="P7">2.1: <text:s/><text:span text:style-name="T11">Computerspielen.</text:span></text:p>
            <text:p text:style-name="P7">2.2: Menschen die Spaß an <text:span text:style-name="T17">Adventures </text:span>haben, <text:span text:style-name="T11">Personen die an den Leistungen des Informatikkurses interessiert sind.</text:span></text:p>
            <text:p text:style-name="Table_20_Contents"/>
            <text:p text:style-name="Table_20_Contents"/>
          </table:table-cell>
        </table:table-row>
        <table:table-row>
          <table:table-cell table:style-name="Tabelle2.A11" office:value-type="string">
            <text:p text:style-name="Table_20_Contents"><text:span text:style-name="T4">3. Produkt-Umgebung</text:span><text:line-break/> 3.1 Software<text:line-break/> 3.2 Hardware<text:line-break/> 3.3 Schnittstellen </text:p>
          </table:table-cell>
          <table:table-cell table:style-name="Tabelle2.B4" office:value-type="string">
            <text:p text:style-name="Table_20_Contents"/>
            <text:p text:style-name="P7">3.1: <text:s/>Windows, Linux als Betriebssysteme. <text:span text:style-name="T9">Java muss installiert sein.</text:span></text:p>
            <text:p text:style-name="P7"/>
            <text:p text:style-name="P7">3.2: <text:s text:c="2"/>Funktionsfähiger Computer. Das Ausführen des Programms benötigt eine vernünftige Leistung des Computers</text:p>
            <text:p text:style-name="P7"/>
            <text:p text:style-name="P7">3.3: <text:s text:c="2"/>Keine Schnittstellen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elle2.A11" office:value-type="string">
            <text:p text:style-name="Table_20_Contents"><text:span text:style-name="T4">4. Produkt-Funktionen</text:span> </text:p>
          </table:table-cell>
          <table:table-cell table:style-name="Tabelle2.B5" office:value-type="string">
            <text:p text:style-name="P7">4:. <text:span text:style-name="T11">Es soll ein spielbares Adventure entstehen, in dem sich eine </text:span><text:soft-page-break/><text:span text:style-name="T11">Spielfigur durch eine Welt und Level bewegen muss, um dieses zu bestehen. Näheres ist im Lasten- und Pflichtenheft definiert.</text:span></text:p>
            <text:p text:style-name="Table_20_Contents"/>
          </table:table-cell>
        </table:table-row>
        <table:table-row>
          <table:table-cell table:style-name="Tabelle2.A11" office:value-type="string">
            <text:p text:style-name="P6">5. Produkt-Daten<text:line-break/></text:p>
          </table:table-cell>
          <table:table-cell table:style-name="Tabelle2.B6" office:value-type="string">
            <text:p text:style-name="P9">5.: Daten w<text:span text:style-name="T27">erden in Textdateien gespeichert</text:span></text:p>
          </table:table-cell>
        </table:table-row>
        <table:table-row>
          <table:table-cell table:style-name="Tabelle2.A11" office:value-type="string">
            <text:p text:style-name="Table_20_Contents"><text:span text:style-name="T4">6. Produkt-Leistungen</text:span> </text:p>
          </table:table-cell>
          <table:table-cell table:style-name="Tabelle2.B7" office:value-type="string">
            <text:p text:style-name="P10">6.: Abgabe am 15.3.<text:span text:style-name="T20">20</text:span>, Abgabe der Anforderungsdefinitionen, der Aufgabenverteilung, des Klassendiagramms sowie das Programm. </text:p>
          </table:table-cell>
        </table:table-row>
        <table:table-row>
          <table:table-cell table:style-name="Tabelle2.A11" office:value-type="string">
            <text:p text:style-name="Table_20_Contents"><text:span text:style-name="T4">7. Benutzungsoberfläche</text:span><text:line-break/> 7.1 Bildschirmlayout<text:line-break/> 7.2 Tastaturbelegung<text:line-break/></text:p>
          </table:table-cell>
          <table:table-cell table:style-name="Tabelle2.B8" office:value-type="string">
            <text:p text:style-name="Table_20_Contents"/>
            <text:p text:style-name="P7">7.1: Festes Layout, <text:span text:style-name="T27">768</text:span>*768 Pixel (Spiel)</text:p>
            <text:p text:style-name="P7">7.2: voreingestellt auf:</text:p>
            <text:p text:style-name="P7"><text:s text:c="34"/>Vor: <text:span text:style-name="T22">W</text:span></text:p>
            <text:p text:style-name="P7"><text:s text:c="34"/><text:span text:style-name="T22">Hinten</text:span>: <text:span text:style-name="T22">S</text:span></text:p>
            <text:p text:style-name="P7"><text:s text:c="34"/><text:span text:style-name="T22">Rechts:D</text:span></text:p>
            <text:p text:style-name="P19"><text:span text:style-name="T28"><text:s text:c="34"/>Links:A</text:span></text:p>
            <text:p text:style-name="P19"><text:s text:c="34"/><text:span text:style-name="T27">Attacke:L </text:span></text:p>
          </table:table-cell>
        </table:table-row>
        <table:table-row>
          <table:table-cell table:style-name="Tabelle2.A11" office:value-type="string">
            <text:p text:style-name="Table_20_Contents"><text:span text:style-name="T4">8. <text:s/>Qualitätsziele</text:span> </text:p>
          </table:table-cell>
          <table:table-cell table:style-name="Tabelle2.B9" office:value-type="string">
            <text:p text:style-name="P8">8.: Zum Beispiel:</text:p>
            <text:p text:style-name="P8"><text:s text:c="11"/>a) Benutzerfreundlichkeit: Die Nutzung des Spiels ist zumeist selbsterklärend, aber im Menü steht was man mit dem Klick erreicht (Spielstart wenn man auf dem Thumbnail ist, Control, Close und Lautstärke verändern.</text:p>
            <text:p text:style-name="P8"/>
            <text:p text:style-name="P8"><text:s text:c="11"/>b) Robustheit: Das Spiel reagiert nicht auf Falscheingaben, vor doppelten Tastenbelegungen wird gewarnt, wenn man es probiert.</text:p>
            <text:p text:style-name="P8"/>
            <text:p text:style-name="P8"/>
            <text:p text:style-name="P8"><text:s text:c="11"/>c) Revisionsfähigkeit: Durch die vollständige Auskommentierung und Methodendokumentation sowie das Klassendiagramm ist die Struktur des Programms nachvollziehbar und Fehler können schneller gefunden werden.</text:p>
            <text:p text:style-name="P8"/>
            <text:p text:style-name="P8"><text:s text:c="11"/>d) Transitionsfähigkeit – Wiederverwendbarkeit: Durch die starke Modularität können die einzelnen Klassen beziehungsweise Methoden mit nur leichter Anpassung an die neue Umgebung <text:span text:style-name="T10">wiederverwendet werden.</text:span></text:p>
            <text:p text:style-name="P8"/>
            <text:p text:style-name="P8"><text:s text:c="12"/><text:span text:style-name="T10">e) Portabilität: Alleine mit der .jar-Datei und den Recources Ordner(oder .exe) kann das Spiel gestartet werden, somit müssen nur diese vorhanden sein um zu spielen, dies ist dann bei allen Computern mit nötiger Hardware möglich.</text:span></text:p>
            <text:p text:style-name="Table_20_Contents"/>
            <text:p text:style-name="Table_20_Contents"/>
          </table:table-cell>
        </table:table-row>
        <table:table-row>
          <table:table-cell table:style-name="Tabelle2.A11" office:value-type="string">
            <text:p text:style-name="Table_20_Contents"><text:span text:style-name="T4">9. <text:s/>Testfälle</text:span> </text:p>
          </table:table-cell>
          <table:table-cell table:style-name="Tabelle2.B10" office:value-type="string">
            <text:p text:style-name="P8">9.: Siehe Testprotokolle</text:p>
            <text:p text:style-name="Table_20_Contents"><text:soft-page-break/></text:p>
          </table:table-cell>
        </table:table-row>
        <table:table-row>
          <table:table-cell table:style-name="Tabelle2.A11" office:value-type="string">
            <text:p text:style-name="Table_20_Contents"><text:span text:style-name="T4">10. <text:s/>Entwicklungsumgebung</text:span><text:line-break/> 10.1 Software<text:line-break/> 10.2 Hardware </text:p>
          </table:table-cell>
          <table:table-cell table:style-name="Tabelle2.B11" office:value-type="string">
            <text:p text:style-name="Table_20_Contents"/>
            <text:p text:style-name="P8">10.1: NetBeans, jedoch können auch andere Java IDEs genutzt werden.</text:p>
            <text:p text:style-name="P8"/>
            <text:p text:style-name="P8">10.2: Keine besondere Hardware benötigt. Lediglich NetBeans <text:s text:c="2"/>Systemanforderungen müssen gegeben sein. </text:p>
            <text:p text:style-name="Table_20_Contents"/>
            <text:p text:style-name="Table_20_Contents"/>
          </table:table-cell>
        </table:table-row>
        <table:table-row>
          <table:table-cell table:style-name="Tabelle2.A12" office:value-type="string">
            <text:p text:style-name="Table_20_Contents"><text:span text:style-name="T4">11. Ergänzungen</text:span><text:line-break/> <text:s/>11.1 Installationsbedingungen<text:line-break/> <text:s/>11.2 <text:s/>Vorschriften, Normen usw. </text:p>
          </table:table-cell>
          <table:table-cell table:style-name="Tabelle2.B12" office:value-type="string">
            <text:p text:style-name="P8"/>
            <text:p text:style-name="P8">11.1: <text:span text:style-name="T11">Die Soft- und Hardwareanforderungen müssen gegeben sein, eine weitere Installation ist nicht nötig.</text:span></text:p>
            <text:p text:style-name="P8"/>
            <text:p text:style-name="P10">11.2: <text:s/><text:span text:style-name="T12">a)</text:span> Für die verwendete Musik sind in Credits.txt Quellenangaben zur rechtlichen Sicherheit gegeben.</text:p>
            <text:p text:style-name="P10"/>
            <text:p text:style-name="P10"><text:s text:c="13"/>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526cm" style:rel-column-width="5881*"/>
    </style:style>
    <style:style style:name="Tabelle1.B" style:family="table-column">
      <style:table-column-properties style:column-width="13.481cm" style:rel-column-width="51969*"/>
    </style:style>
    <style:style style:name="Tabelle1.C" style:family="table-column">
      <style:table-column-properties style:column-width="1.993cm" style:rel-column-width="768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MP1" style:family="paragraph" style:parent-style-name="Header">
      <style:text-properties officeooo:paragraph-rsid="000c8891"/>
    </style:style>
    <style:style style:name="MP2" style:family="paragraph" style:parent-style-name="Standard">
      <style:paragraph-properties fo:text-align="center" style:justify-single-word="false"/>
      <style:text-properties style:font-name="Arial" fo:font-size="11pt" fo:font-weight="bold" officeooo:rsid="000c38ab" officeooo:paragraph-rsid="000c8891" style:font-size-asian="11pt" style:font-weight-asian="bold" style:font-size-complex="11pt" style:font-weight-complex="bold"/>
    </style:style>
    <style:style style:name="MP3" style:family="paragraph" style:parent-style-name="Standard">
      <style:paragraph-properties fo:text-align="center" style:justify-single-word="false"/>
      <style:text-properties officeooo:rsid="000c38ab" officeooo:paragraph-rsid="000c8891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11pt" fo:font-weight="bold" officeooo:rsid="001708fa" officeooo:paragraph-rsid="001708fa" style:font-size-asian="11pt" style:font-weight-asian="bold" style:font-size-complex="11pt" style:font-weight-complex="bold"/>
    </style:style>
    <style:style style:name="MP5" style:family="paragraph" style:parent-style-name="Standard">
      <style:text-properties officeooo:paragraph-rsid="000c8891"/>
    </style:style>
    <style:style style:name="MT1" style:family="text">
      <style:text-properties officeooo:rsid="001b4ae1"/>
    </style:style>
    <style:style style:name="MT2" style:family="text">
      <style:text-properties style:font-name="Arial" fo:font-size="11pt" fo:font-weight="bold" officeooo:rsid="001181ff" style:font-size-asian="11pt" style:font-weight-asian="bold" style:font-size-complex="11pt" style:font-weight-complex="bold"/>
    </style:style>
    <style:style style:name="MT3" style:family="text">
      <style:text-properties style:font-name="Arial" fo:font-size="11pt" fo:font-weight="bold" style:font-size-asian="11pt" style:font-weight-asian="bold" style:font-size-complex="11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2"><text:span text:style-name="MT1">L</text:span> Inf<text:span text:style-name="MT1">0</text:span>1</text:p>
            </table:table-cell>
            <table:table-cell table:style-name="Tabelle1.A1" office:value-type="string">
              <text:p text:style-name="MP3"><text:span text:style-name="Strong_20_Emphasis"><text:span text:style-name="MT2">Projektanforderungsdefinition</text:span></text:span><text:span text:style-name="MT3"> </text:span></text:p>
            </table:table-cell>
            <table:table-cell table:style-name="Tabelle1.C1" office:value-type="string">
              <text:p text:style-name="MP4">8.1.2020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12-14T12:38:50.280000000</meta:creation-date>
    <dc:date>2020-03-09T09:04:36.599665641</dc:date>
    <meta:editing-duration>PT1H42M55S</meta:editing-duration>
    <meta:editing-cycles>35</meta:editing-cycles>
    <meta:generator>LibreOffice/6.3.4.2.0$Linux_X86_64 LibreOffice_project/30$Build-2</meta:generator>
    <meta:document-statistic meta:table-count="2" meta:image-count="0" meta:object-count="0" meta:page-count="3" meta:paragraph-count="61" meta:word-count="387" meta:character-count="3468" meta:non-whitespace-character-count="2701"/>
  </office:meta>
</office:document-meta>
</file>